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="0.0069in dashed #FF6600" fo:padding-top="0in" fo:padding-left="0.0555in" fo:padding-bottom="0.0138in" fo:padding-right="0.0555in" style:shadow="none"/>
      <style:text-properties style:font-name="Calibri Light" style:font-name-complex="Calibri Light" fo:font-weight="bold" style:font-weight-asian="bold" style:font-weight-complex="bold"/>
    </style:style>
    <style:style style:name="P2" style:parent-style-name="Normal" style:family="paragraph">
      <style:paragraph-properties fo:border="0.0069in dashed #FF6600" fo:padding-top="0in" fo:padding-left="0.0555in" fo:padding-bottom="0.0138in" fo:padding-right="0.0555in" style:shadow="none" fo:text-align="center"/>
      <style:text-properties style:font-name="Calibri Light" style:font-name-complex="Calibri Light" fo:font-weight="bold" style:font-weight-asian="bold" style:font-weight-complex="bold"/>
    </style:style>
    <style:style style:name="P3" style:parent-style-name="Normal" style:family="paragraph">
      <style:paragraph-properties fo:border="0.0069in dashed #FF6600" fo:padding-top="0in" fo:padding-left="0.0555in" fo:padding-bottom="0.0138in" fo:padding-right="0.0555in" style:shadow="none"/>
      <style:text-properties style:font-name="Calibri Light" style:font-name-complex="Calibri Light" fo:font-weight="bold" style:font-weight-asian="bold" style:font-weight-complex="bold"/>
    </style:style>
    <style:style style:name="P4" style:parent-style-name="Normal" style:family="paragraph">
      <style:text-properties style:font-name="Calibri Light" style:font-name-complex="Calibri Light"/>
    </style:style>
    <style:style style:name="P5" style:parent-style-name="Normal" style:family="paragraph">
      <style:paragraph-properties fo:text-align="justify"/>
    </style:style>
    <style:style style:name="T6" style:parent-style-name="Policepardéfaut" style:family="text">
      <style:text-properties style:font-name="Calibri Light" style:font-name-complex="Calibri Light"/>
    </style:style>
    <style:style style:name="T7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T8" style:parent-style-name="Policepardéfaut" style:family="text">
      <style:text-properties style:font-name="Calibri Light" style:font-name-complex="Calibri Light"/>
    </style:style>
    <style:style style:name="P9" style:parent-style-name="Normal" style:family="paragraph">
      <style:paragraph-properties fo:text-align="justify"/>
      <style:text-properties style:font-name="Calibri Light" style:font-name-complex="Calibri Light"/>
    </style:style>
    <style:style style:name="P10" style:parent-style-name="Normal" style:family="paragraph">
      <style:paragraph-properties fo:text-align="justify"/>
    </style:style>
    <style:style style:name="T11" style:parent-style-name="Policepardéfaut" style:family="text">
      <style:text-properties style:font-name="Calibri Light" style:font-name-complex="Calibri Light"/>
    </style:style>
    <style:style style:name="T12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T13" style:parent-style-name="Policepardéfaut" style:family="text">
      <style:text-properties style:font-name="Calibri Light" style:font-name-complex="Calibri Light"/>
    </style:style>
    <style:style style:name="P14" style:parent-style-name="Normal" style:family="paragraph">
      <style:paragraph-properties fo:text-align="justify"/>
      <style:text-properties style:font-name="Calibri Light" style:font-name-complex="Calibri Light"/>
    </style:style>
    <style:style style:name="P15" style:parent-style-name="Normal" style:family="paragraph">
      <style:paragraph-properties fo:text-align="justify"/>
      <style:text-properties style:font-name="Calibri Light" style:font-name-complex="Calibri Light"/>
    </style:style>
    <style:style style:name="P16" style:parent-style-name="Normal" style:family="paragraph">
      <style:paragraph-properties fo:text-align="justify"/>
      <style:text-properties style:font-name="Calibri Light" style:font-name-complex="Calibri Light"/>
    </style:style>
    <style:style style:name="P17" style:parent-style-name="Normal" style:family="paragraph">
      <style:paragraph-properties fo:text-align="justify" fo:margin-bottom="0in" fo:line-height="100%"/>
    </style:style>
    <style:style style:name="T18" style:parent-style-name="Policepardéfaut" style:family="text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style:font-name="Calibri Light" style:font-name-complex="Calibri Light"/>
    </style:style>
    <style:style style:name="P20" style:parent-style-name="Paragraphedeliste" style:list-style-name="LFO1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21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22" style:parent-style-name="Paragraphedeliste" style:list-style-name="LFO1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23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24" style:parent-style-name="Paragraphedeliste" style:list-style-name="LFO1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25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26" style:parent-style-name="Paragraphedeliste" style:list-style-name="LFO1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27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28" style:parent-style-name="Normal" style:family="paragraph">
      <style:paragraph-properties fo:text-align="justify" fo:margin-bottom="0in" fo:line-height="100%"/>
      <style:text-properties style:font-name="Calibri Light" style:font-name-complex="Calibri Light"/>
    </style:style>
    <style:style style:name="P29" style:parent-style-name="Normal" style:family="paragraph">
      <style:paragraph-properties fo:text-align="justify"/>
      <style:text-properties style:font-name="Calibri Light" style:font-name-complex="Calibri Light"/>
    </style:style>
    <style:style style:name="P30" style:parent-style-name="Normal" style:family="paragraph">
      <style:paragraph-properties fo:text-align="justify"/>
      <style:text-properties style:font-name="Calibri Light" style:font-name-complex="Calibri Light"/>
    </style:style>
    <style:style style:name="P31" style:parent-style-name="Normal" style:family="paragraph">
      <style:paragraph-properties fo:text-align="justify"/>
    </style:style>
    <style:style style:name="T32" style:parent-style-name="Policepardéfaut" style:family="text">
      <style:text-properties style:font-name="Calibri Light" style:font-name-complex="Calibri Light"/>
    </style:style>
    <style:style style:name="T33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T34" style:parent-style-name="Policepardéfaut" style:family="text">
      <style:text-properties style:font-name="Calibri Light" style:font-name-complex="Calibri Light"/>
    </style:style>
    <style:style style:name="P35" style:parent-style-name="Normal" style:family="paragraph">
      <style:paragraph-properties fo:text-align="justify"/>
      <style:text-properties style:font-name="Calibri Light" style:font-name-complex="Calibri Light"/>
    </style:style>
    <style:style style:name="P36" style:parent-style-name="Normal" style:family="paragraph">
      <style:paragraph-properties fo:text-align="justify"/>
    </style:style>
    <style:style style:name="T37" style:parent-style-name="Policepardéfaut" style:family="text">
      <style:text-properties style:font-name="Calibri Light" style:font-name-complex="Calibri Light"/>
    </style:style>
    <style:style style:name="T38" style:parent-style-name="Policepardéfaut" style:family="text">
      <style:text-properties style:font-name="Calibri Light" style:font-name-complex="Calibri Light" fo:font-style="italic" style:font-style-asian="italic" style:font-style-complex="italic"/>
    </style:style>
    <style:style style:name="P39" style:parent-style-name="Normal" style:family="paragraph">
      <style:paragraph-properties fo:text-align="justify"/>
      <style:text-properties style:font-name="Calibri Light" style:font-name-complex="Calibri Light"/>
    </style:style>
    <style:style style:name="P40" style:parent-style-name="Normal" style:family="paragraph">
      <style:paragraph-properties fo:text-align="justify"/>
      <style:text-properties style:font-name="Calibri Light" style:font-name-complex="Calibri Light"/>
    </style:style>
    <style:style style:name="P41" style:parent-style-name="Normal" style:family="paragraph">
      <style:paragraph-properties fo:text-align="justify" fo:margin-bottom="0in" fo:line-height="100%"/>
    </style:style>
    <style:style style:name="T42" style:parent-style-name="Policepardéfaut" style:family="text">
      <style:text-properties style:font-name="Calibri Light" style:font-name-complex="Calibri Light" fo:color="#FF6600" fo:font-size="10pt" style:font-size-asian="10pt" style:font-size-complex="10pt" style:text-underline-type="single" style:text-underline-style="dot-dot-dash" style:text-underline-width="auto" style:text-underline-mode="continuous"/>
    </style:style>
    <style:style style:name="T43" style:parent-style-name="Policepardéfaut" style:family="text">
      <style:text-properties style:font-name="Calibri Light" style:font-name-complex="Calibri Light" fo:font-size="10pt" style:font-size-asian="10pt" style:font-size-complex="10pt" style:text-underline-type="single" style:text-underline-style="dot-dot-dash" style:text-underline-width="auto" style:text-underline-mode="continuous"/>
    </style:style>
    <style:style style:name="P44" style:parent-style-name="Normal" style:family="paragraph">
      <style:paragraph-properties fo:text-align="justify" fo:margin-bottom="0in" fo:line-height="100%"/>
      <style:text-properties style:font-name="Calibri Light" style:font-name-complex="Calibri Light" fo:font-size="10pt" style:font-size-asian="10pt" style:font-size-complex="10pt"/>
    </style:style>
    <style:style style:name="P45" style:parent-style-name="Normal" style:family="paragraph">
      <style:paragraph-properties fo:text-align="justify" fo:margin-bottom="0in" fo:line-height="100%"/>
      <style:text-properties style:font-name="Calibri Light" style:font-name-complex="Calibri Light" fo:font-size="10pt" style:font-size-asian="10pt" style:font-size-complex="10pt"/>
    </style:style>
  </office:automatic-styles>
  <office:body>
    <office:text text:use-soft-page-breaks="true">
      <text:p text:style-name="P1"/>
      <text:p text:style-name="P2">POUVOIR POUR PRENDRE PART A L’ASSEMBLEE GENERALE DU SYNDICAT DES COPROPRIETAIRES</text:p>
      <text:p text:style-name="P3"/>
      <text:p text:style-name="P4"/>
      <text:p text:style-name="P5"><text:span text:style-name="T6">Je soussigné …………………………………………………… (</text:span><text:span text:style-name="T7">nom du copropriétaire</text:span><text:span text:style-name="T8">)<text:s/></text:span></text:p>
      <text:p text:style-name="P9"/>
      <text:p text:style-name="P10"><text:span text:style-name="T11">Convoqué à l’assemblée générale du syndicat des copropriétaire de la résidence ……………..………………. Le …………..(</text:span><text:span text:style-name="T12">jour/mois/année</text:span><text:span text:style-name="T13">)<text:s/></text:span></text:p>
      <text:p text:style-name="P14"/>
      <text:p text:style-name="P15">Déclare donner pouvoir à M ………………………………………… ….ou à défaut à M…………………………………………………………………………..<text:s/></text:p>
      <text:p text:style-name="P16"/>
      <text:p text:style-name="P17"><text:span text:style-name="T18">A l’effet de</text:span><text:span text:style-name="T19"><text:s/>:<text:s/></text:span></text:p>
      <text:list text:style-name="LFO1" text:continue-numbering="true">
        <text:list-item>
          <text:p text:style-name="P20">Assister à ladite assemblée et de m’y représenter pour exercer tous les droits que je tiens du<text:s/></text:p>
        </text:list-item>
      </text:list>
      <text:p text:style-name="P21">règlement de copropriété et de la loi.<text:s/></text:p>
      <text:list text:style-name="LFO1" text:continue-numbering="true">
        <text:list-item>
          <text:p text:style-name="P22">Prendre part en mon nom à toutes les délibérations, discussions et votes, faire toute</text:p>
        </text:list-item>
      </text:list>
      <text:p text:style-name="P23">protestations, oppositions et réserves.<text:s/></text:p>
      <text:list text:style-name="LFO1" text:continue-numbering="true">
        <text:list-item>
          <text:p text:style-name="P24">Accepter toutes fonctions, mandats, signer toute feuille de présence ainsi que tous procès-</text:p>
        </text:list-item>
      </text:list>
      <text:p text:style-name="P25">verbaux de séance ou documents et actes relatifs à l’administration des parties communes suivant l’ordre du jour qui m’a été communiqué par ladite convocation.<text:s/></text:p>
      <text:list text:style-name="LFO1" text:continue-numbering="true">
        <text:list-item>
          <text:p text:style-name="P26">Substituer et généralement faire le nécessaire pour assurer ma représentation à ladite<text:s/></text:p>
        </text:list-item>
      </text:list>
      <text:p text:style-name="P27">assemblée et, au cas où elle serait reportée, à toute réunion ultérieure au syndicat.<text:s/></text:p>
      <text:p text:style-name="P28"/>
      <text:p text:style-name="P29"/>
      <text:p text:style-name="P30"/>
      <text:p text:style-name="P31"><text:span text:style-name="T32">Fait à ………………………………………….. (</text:span><text:span text:style-name="T33">lieu de domicile du copropriétaire</text:span><text:span text:style-name="T34">)<text:s/></text:span></text:p>
      <text:p text:style-name="P35"/>
      <text:p text:style-name="P36"><text:span text:style-name="T37">Le …………………………………………. (</text:span><text:span text:style-name="T38">date de complétude du pouvoir) (dater, signer et mettre de la main, la mention « BON POUR POUVOIR »)<text:s/></text:span></text:p>
      <text:p text:style-name="P39"/>
      <text:p text:style-name="P40"/>
      <text:p text:style-name="P41"><text:span text:style-name="T42">A savoir </text:span><text:span text:style-name="T43">:</text:span></text:p>
      <text:p text:style-name="P44">En principe, chaque mandataire ne peut, à quelque titre que ce soit, recevoir plus de trois délégations de vote.</text:p>
      <text:p text:style-name="P45">Par exception, Il en va autrement si le total des voix n’excède pas 10 % des voix du syndica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nny ROUE</meta:initial-creator>
    <dc:creator>Fanny ROUE</dc:creator>
    <meta:creation-date>2022-10-21T10:13:00Z</meta:creation-date>
    <dc:date>2022-10-31T13:03:00Z</dc:date>
    <meta:template xlink:href="Normal.dotm" xlink:type="simple"/>
    <meta:editing-cycles>3</meta:editing-cycles>
    <meta:editing-duration>PT0S</meta:editing-duration>
    <meta:document-statistic meta:page-count="1" meta:paragraph-count="2" meta:word-count="228" meta:character-count="1480" meta:row-count="10" meta:non-whitespace-character-count="1254"/>
  </office:meta>
</office:document-meta>
</file>